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Trucco</text:p>
      <text:p text:style-name="P1">3816 Spring Mill Way</text:p>
      <text:p text:style-name="P1">Maineville, OH 45039</text:p>
      <text:p text:style-name="P1">(614) 282-8186</text:p>
      <text:p text:style-name="P1"><text:a xlink:type="simple" xlink:href="mailto:tonytrucco@gmail.com" text:style-name="Internet_20_link" text:visited-style-name="Visited_20_Internet_20_Link">tonytrucco@gmail.com</text:a></text:p>
      <text:p text:style-name="P1"/>
      <text:p text:style-name="P1">Jan 26, 2018</text:p>
      <text:p text:style-name="P1"/>
      <text:p text:style-name="P1">To whom it may concern,</text:p>
      <text:p text:style-name="P1"/>
      <text:p text:style-name="P1">I am interested in the Senior Front End Developer position at Railroad19. I believe I have the skills and knowledge to meet and exceed the expectations set forth for the position.</text:p>
      <text:p text:style-name="P1"/>
      <text:p text:style-name="P1">Throughout my career I have interacted with many stakeholders and fostered great working relationships in various projects. On more than one occasion I have communicated directly with the CEO of organizations about the progress of my undertakings, giving me great insight into creating valuable relationships with high-level stakeholders.</text:p>
      <text:p text:style-name="P1"/>
      <text:p text:style-name="P1">I am also highly skilled in numerous technologies, many of which I have had to teach myself on the job. In my most recent position, I was required to learn React.js so that our company could convert our entire site infrastructure to the framework. Our task was completed right on schedule and I continued to learn and grow with the technology, greatly improving my skills.</text:p>
      <text:p text:style-name="P1"/>
      <text:p text:style-name="P1">I am confident that my extensive experience qualifies me for consideration. My resume is included, and I can provide a list of references if desired. I look forward to discussing this opportunity in more detail.</text:p>
      <text:p text:style-name="P1"/>
      <text:p text:style-name="P1">Sincerely,</text:p>
      <text:p text:style-name="P1"/>
      <text:p text:style-name="P1">Tony Truc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 T</meta:initial-creator>
    <meta:creation-date>2018-01-26T11:17:07.46</meta:creation-date>
    <meta:document-statistic meta:table-count="0" meta:image-count="0" meta:object-count="0" meta:page-count="1" meta:paragraph-count="13" meta:word-count="202" meta:character-count="1241"/>
    <dc:date>2018-01-26T14:12:46.64</dc:date>
    <dc:creator>T T</dc:creator>
    <meta:editing-duration>PT2H25M17S</meta:editing-duration>
    <meta:editing-cycles>1</meta:editing-cycles>
    <meta:generator>OpenOffice/4.1.1$Win32 OpenOffice.org_project/411m6$Build-9775</meta:generator>
  </office:meta>
</office:document-meta>
</file>